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1T11:28:53.623620911</dc:date>
    <meta:editing-duration>PT2M43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6812455268468">
                <text:p>-0.36812455268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9.79717439317883E-016">
                <text:p>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